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81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/>
    <style:style style:name="ce2" style:family="table-cell" style:parent-style-name="Default">
      <style:table-cell-properties fo:background-color="#cfe7f5"/>
    </style:style>
    <style:style style:name="ce3" style:family="table-cell" style:parent-style-name="Default">
      <style:table-cell-properties fo:background-color="#00dcff"/>
    </style:style>
    <style:style style:name="ce4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5" style:family="table-cell" style:parent-style-name="Default">
      <style:table-cell-properties fo:border-bottom="none" fo:border-left="0.0008in solid #000000" fo:border-right="0.0008in solid #000000" fo:border-top="none"/>
    </style:style>
    <style:style style:name="ce6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e6e6e6"/>
    </style:style>
    <style:style style:name="ce10" style:family="table-cell" style:parent-style-name="Default" style:data-style-name="N119"/>
  </office:automatic-styles>
  <office:body>
    <office:spreadsheet>
      <table:table table:name="arctan quadrants" table:style-name="ta1" table:print="false">
        <table:table-column table:style-name="co1" table:number-columns-repeated="7" table:default-cell-style-name="Default"/>
        <table:table-column table:style-name="co1" table:default-cell-style-name="ce5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table:formula="of:=3.1415/16" office:value-type="float" office:value="0.19634375">
            <text:p>0.19634</text:p>
          </table:table-cell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ratio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f:=COS([.A3])" office:value-type="float" office:value="1">
            <text:p>1</text:p>
          </table:table-cell>
          <table:table-cell table:formula="of:=SIN([.A3])" office:value-type="float" office:value="0">
            <text:p>0</text:p>
          </table:table-cell>
          <table:table-cell table:formula="of:=[.C3]/[.B3]" office:value-type="float" office:value="0">
            <text:p>0</text:p>
          </table:table-cell>
          <table:table-cell table:formula="of:=ATAN([.D3])" office:value-type="float" office:value="0">
            <text:p>0</text:p>
          </table:table-cell>
          <table:table-cell/>
          <table:table-cell table:formula="of:=[.E3]" office:value-type="float" office:value="0">
            <text:p>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0.19634">
            <text:p>0.2</text:p>
          </table:table-cell>
          <table:table-cell table:formula="of:=COS([.A4])" office:value-type="float" office:value="0.980787141685965">
            <text:p>0.98</text:p>
          </table:table-cell>
          <table:table-cell table:formula="of:=SIN([.A4])" office:value-type="float" office:value="0.195080964482632">
            <text:p>0.2</text:p>
          </table:table-cell>
          <table:table-cell table:formula="of:=[.C4]/[.B4]" office:value-type="float" office:value="0.198902449054633">
            <text:p>0.2</text:p>
          </table:table-cell>
          <table:table-cell table:formula="of:=ATAN([.D4])" office:value-type="float" office:value="0.19634">
            <text:p>0.2</text:p>
          </table:table-cell>
          <table:table-cell/>
          <table:table-cell table:formula="of:=[.E4]" office:value-type="float" office:value="0.19634">
            <text:p>0.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0.39268">
            <text:p>0.39</text:p>
          </table:table-cell>
          <table:table-cell table:formula="of:=COS([.A5])" office:value-type="float" office:value="0.923886834593052">
            <text:p>0.92</text:p>
          </table:table-cell>
          <table:table-cell table:formula="of:=SIN([.A5])" office:value-type="float" office:value="0.382665803104524">
            <text:p>0.38</text:p>
          </table:table-cell>
          <table:table-cell table:formula="of:=[.C5]/[.B5]" office:value-type="float" office:value="0.414191206949148">
            <text:p>0.41</text:p>
          </table:table-cell>
          <table:table-cell table:formula="of:=ATAN([.D5])" office:value-type="float" office:value="0.39268">
            <text:p>0.39</text:p>
          </table:table-cell>
          <table:table-cell/>
          <table:table-cell table:formula="of:=[.E5]" office:value-type="float" office:value="0.39268">
            <text:p>0.3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0.58902">
            <text:p>0.59</text:p>
          </table:table-cell>
          <table:table-cell table:formula="of:=COS([.A6])" office:value-type="float" office:value="0.831485513797662">
            <text:p>0.83</text:p>
          </table:table-cell>
          <table:table-cell table:formula="of:=SIN([.A6])" office:value-type="float" office:value="0.55554643401307">
            <text:p>0.56</text:p>
          </table:table-cell>
          <table:table-cell table:formula="of:=[.C6]/[.B6]" office:value-type="float" office:value="0.668137237263113">
            <text:p>0.67</text:p>
          </table:table-cell>
          <table:table-cell table:formula="of:=ATAN([.D6])" office:value-type="float" office:value="0.58902">
            <text:p>0.59</text:p>
          </table:table-cell>
          <table:table-cell/>
          <table:table-cell table:formula="of:=[.E6]" office:value-type="float" office:value="0.58902">
            <text:p>0.5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0.78536">
            <text:p>0.79</text:p>
          </table:table-cell>
          <table:table-cell table:formula="of:=COS([.A7])" office:value-type="float" office:value="0.707133766268739">
            <text:p>0.71</text:p>
          </table:table-cell>
          <table:table-cell table:formula="of:=SIN([.A7])" office:value-type="float" office:value="0.707079795074494">
            <text:p>0.71</text:p>
          </table:table-cell>
          <table:table-cell table:formula="of:=[.C7]/[.B7]" office:value-type="float" office:value="0.999923676117845">
            <text:p>1</text:p>
          </table:table-cell>
          <table:table-cell table:formula="of:=ATAN([.D7])" office:value-type="float" office:value="0.78536">
            <text:p>0.79</text:p>
          </table:table-cell>
          <table:table-cell/>
          <table:table-cell table:formula="of:=[.E7]" office:value-type="float" office:value="0.78536">
            <text:p>0.7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0.9817">
            <text:p>0.98</text:p>
          </table:table-cell>
          <table:table-cell table:formula="of:=COS([.A8])" office:value-type="float" office:value="0.555609897019034">
            <text:p>0.56</text:p>
          </table:table-cell>
          <table:table-cell table:formula="of:=SIN([.A8])" office:value-type="float" office:value="0.831443108296953">
            <text:p>0.83</text:p>
          </table:table-cell>
          <table:table-cell table:formula="of:=[.C8]/[.B8]" office:value-type="float" office:value="1.49645122010573">
            <text:p>1.5</text:p>
          </table:table-cell>
          <table:table-cell table:formula="of:=ATAN([.D8])" office:value-type="float" office:value="0.9817">
            <text:p>0.98</text:p>
          </table:table-cell>
          <table:table-cell/>
          <table:table-cell table:formula="of:=[.E8]" office:value-type="float" office:value="0.9817">
            <text:p>0.9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.17804">
            <text:p>1.18</text:p>
          </table:table-cell>
          <table:table-cell table:formula="of:=COS([.A9])" office:value-type="float" office:value="0.382736319310724">
            <text:p>0.38</text:p>
          </table:table-cell>
          <table:table-cell table:formula="of:=SIN([.A9])" office:value-type="float" office:value="0.923857624247632">
            <text:p>0.92</text:p>
          </table:table-cell>
          <table:table-cell table:formula="of:=[.C9]/[.B9]" office:value-type="float" office:value="2.41382272242002">
            <text:p>2.41</text:p>
          </table:table-cell>
          <table:table-cell table:formula="of:=ATAN([.D9])" office:value-type="float" office:value="1.17804">
            <text:p>1.18</text:p>
          </table:table-cell>
          <table:table-cell/>
          <table:table-cell table:formula="of:=[.E9]" office:value-type="float" office:value="1.17804">
            <text:p>1.1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.37438">
            <text:p>1.37</text:p>
          </table:table-cell>
          <table:table-cell table:formula="of:=COS([.A10])" office:value-type="float" office:value="0.195155824253311">
            <text:p>0.2</text:p>
          </table:table-cell>
          <table:table-cell table:formula="of:=SIN([.A10])" office:value-type="float" office:value="0.980772248924291">
            <text:p>0.98</text:p>
          </table:table-cell>
          <table:table-cell table:formula="of:=[.C10]/[.B10]" office:value-type="float" office:value="5.02558533764924">
            <text:p>5.03</text:p>
          </table:table-cell>
          <table:table-cell table:formula="of:=ATAN([.D10])" office:value-type="float" office:value="1.37438">
            <text:p>1.37</text:p>
          </table:table-cell>
          <table:table-cell/>
          <table:table-cell table:formula="of:=[.E10]" office:value-type="float" office:value="1.37438">
            <text:p>1.37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.57072">
            <text:p>1.57</text:p>
          </table:table-cell>
          <table:table-cell table:formula="of:=COS([.A11])" office:value-type="float" office:value="0.0000763267948223926">
            <text:p>0</text:p>
          </table:table-cell>
          <table:table-cell table:formula="of:=SIN([.A11])" office:value-type="float" office:value="0.99999999708711">
            <text:p>1</text:p>
          </table:table-cell>
          <table:table-cell table:formula="of:=[.C11]/[.B11]" office:value-type="float" office:value="13101.558887859">
            <text:p>13101.56</text:p>
          </table:table-cell>
          <table:table-cell table:formula="of:=ATAN([.D11])" office:value-type="float" office:value="1.57072">
            <text:p>1.57</text:p>
          </table:table-cell>
          <table:table-cell/>
          <table:table-cell table:formula="of:=[.E11]" office:value-type="float" office:value="1.57072">
            <text:p>1.57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.76706">
            <text:p>1.77</text:p>
          </table:table-cell>
          <table:table-cell table:style-name="ce2" table:formula="of:=COS([.A12])" office:value-type="float" office:value="-0.195006103575455">
            <text:p>-0.2</text:p>
          </table:table-cell>
          <table:table-cell table:formula="of:=SIN([.A12])" office:value-type="float" office:value="0.98080202873379">
            <text:p>0.98</text:p>
          </table:table-cell>
          <table:table-cell table:formula="of:=[.C12]/[.B12]" office:value-type="float" office:value="-5.02959656518793">
            <text:p>-5.03</text:p>
          </table:table-cell>
          <table:table-cell table:formula="of:=ATAN([.D12])" office:value-type="float" office:value="-1.37453265358979">
            <text:p>-1.37</text:p>
          </table:table-cell>
          <table:table-cell/>
          <table:table-cell table:formula="of:=3.1415+[.E12]" office:value-type="float" office:value="1.76696734641021">
            <text:p>1.77</text:p>
          </table:table-cell>
          <table:table-cell table:style-name="ce4" office:value-type="string">
            <text:p>Add pi</text:p>
          </table:table-cell>
          <table:table-cell table:number-columns-repeated="2"/>
        </table:table-row>
        <table:table-row table:style-name="ro1">
          <table:table-cell office:value-type="float" office:value="1.9634">
            <text:p>1.96</text:p>
          </table:table-cell>
          <table:table-cell table:style-name="ce2" table:formula="of:=COS([.A13])" office:value-type="float" office:value="-0.382595284668998">
            <text:p>-0.38</text:p>
          </table:table-cell>
          <table:table-cell table:formula="of:=SIN([.A13])" office:value-type="float" office:value="0.923916039556111">
            <text:p>0.92</text:p>
          </table:table-cell>
          <table:table-cell table:formula="of:=[.C13]/[.B13]" office:value-type="float" office:value="-2.41486520241732">
            <text:p>-2.41</text:p>
          </table:table-cell>
          <table:table-cell table:formula="of:=ATAN([.D13])" office:value-type="float" office:value="-1.17819265358979">
            <text:p>-1.18</text:p>
          </table:table-cell>
          <table:table-cell/>
          <table:table-cell table:formula="of:=3.1415+[.E13]" office:value-type="float" office:value="1.96330734641021">
            <text:p>1.96</text:p>
          </table:table-cell>
          <table:table-cell table:number-columns-repeated="3"/>
        </table:table-row>
        <table:table-row table:style-name="ro1">
          <table:table-cell office:value-type="float" office:value="2.15974">
            <text:p>2.16</text:p>
          </table:table-cell>
          <table:table-cell table:style-name="ce2" table:formula="of:=COS([.A14])" office:value-type="float" office:value="-0.555482967770615">
            <text:p>-0.56</text:p>
          </table:table-cell>
          <table:table-cell table:formula="of:=SIN([.A14])" office:value-type="float" office:value="0.83152791445432">
            <text:p>0.83</text:p>
          </table:table-cell>
          <table:table-cell table:formula="of:=[.C14]/[.B14]" office:value-type="float" office:value="-1.49694583398585">
            <text:p>-1.5</text:p>
          </table:table-cell>
          <table:table-cell table:formula="of:=ATAN([.D14])" office:value-type="float" office:value="-0.981852653589793">
            <text:p>-0.98</text:p>
          </table:table-cell>
          <table:table-cell/>
          <table:table-cell table:formula="of:=3.1415+[.E14]" office:value-type="float" office:value="2.15964734641021">
            <text:p>2.16</text:p>
          </table:table-cell>
          <table:table-cell table:number-columns-repeated="3"/>
        </table:table-row>
        <table:table-row table:style-name="ro1">
          <table:table-cell office:value-type="float" office:value="2.35608">
            <text:p>2.36</text:p>
          </table:table-cell>
          <table:table-cell table:style-name="ce2" table:formula="of:=COS([.A15])" office:value-type="float" office:value="-0.707025819760959">
            <text:p>-0.71</text:p>
          </table:table-cell>
          <table:table-cell table:formula="of:=SIN([.A15])" office:value-type="float" office:value="0.707187733343378">
            <text:p>0.71</text:p>
          </table:table-cell>
          <table:table-cell table:formula="of:=[.C15]/[.B15]" office:value-type="float" office:value="-1.0002290066047">
            <text:p>-1</text:p>
          </table:table-cell>
          <table:table-cell table:formula="of:=ATAN([.D15])" office:value-type="float" office:value="-0.785512653589793">
            <text:p>-0.79</text:p>
          </table:table-cell>
          <table:table-cell/>
          <table:table-cell table:formula="of:=3.1415+[.E15]" office:value-type="float" office:value="2.35598734641021">
            <text:p>2.36</text:p>
          </table:table-cell>
          <table:table-cell table:number-columns-repeated="3"/>
        </table:table-row>
        <table:table-row table:style-name="ro1">
          <table:table-cell office:value-type="float" office:value="2.55242">
            <text:p>2.55</text:p>
          </table:table-cell>
          <table:table-cell table:style-name="ce2" table:formula="of:=COS([.A16])" office:value-type="float" office:value="-0.83140069795244">
            <text:p>-0.83</text:p>
          </table:table-cell>
          <table:table-cell table:formula="of:=SIN([.A16])" office:value-type="float" office:value="0.555673356788137">
            <text:p>0.56</text:p>
          </table:table-cell>
          <table:table-cell table:formula="of:=[.C16]/[.B16]" office:value-type="float" office:value="-0.668358059064227">
            <text:p>-0.67</text:p>
          </table:table-cell>
          <table:table-cell table:formula="of:=ATAN([.D16])" office:value-type="float" office:value="-0.589172653589793">
            <text:p>-0.59</text:p>
          </table:table-cell>
          <table:table-cell/>
          <table:table-cell table:formula="of:=3.1415+[.E16]" office:value-type="float" office:value="2.55232734641021">
            <text:p>2.55</text:p>
          </table:table-cell>
          <table:table-cell table:number-columns-repeated="2"/>
          <table:table-cell table:style-name="ce7" office:value-type="string">
            <text:p>Rules for conversion:</text:p>
          </table:table-cell>
        </table:table-row>
        <table:table-row table:style-name="ro1">
          <table:table-cell office:value-type="float" office:value="2.74876">
            <text:p>2.75</text:p>
          </table:table-cell>
          <table:table-cell table:style-name="ce2" table:formula="of:=COS([.A17])" office:value-type="float" office:value="-0.923828408520022">
            <text:p>-0.92</text:p>
          </table:table-cell>
          <table:table-cell table:formula="of:=SIN([.A17])" office:value-type="float" office:value="0.382806833287187">
            <text:p>0.38</text:p>
          </table:table-cell>
          <table:table-cell table:formula="of:=[.C17]/[.B17]" office:value-type="float" office:value="-0.414370060237101">
            <text:p>-0.41</text:p>
          </table:table-cell>
          <table:table-cell table:formula="of:=ATAN([.D17])" office:value-type="float" office:value="-0.392832653589793">
            <text:p>-0.39</text:p>
          </table:table-cell>
          <table:table-cell/>
          <table:table-cell table:formula="of:=3.1415+[.E17]" office:value-type="float" office:value="2.74866734641021">
            <text:p>2.75</text:p>
          </table:table-cell>
          <table:table-cell table:number-columns-repeated="2"/>
          <table:table-cell office:value-type="string">
            <text:p>If either one is negative add pi</text:p>
          </table:table-cell>
        </table:table-row>
        <table:table-row table:style-name="ro1">
          <table:table-cell office:value-type="float" office:value="2.9451">
            <text:p>2.95</text:p>
          </table:table-cell>
          <table:table-cell table:style-name="ce2" table:formula="of:=COS([.A18])" office:value-type="float" office:value="-0.980757350448853">
            <text:p>-0.98</text:p>
          </table:table-cell>
          <table:table-cell table:formula="of:=SIN([.A18])" office:value-type="float" office:value="0.195230682887055">
            <text:p>0.2</text:p>
          </table:table-cell>
          <table:table-cell table:formula="of:=[.C18]/[.B18]" office:value-type="float" office:value="-0.19906114677367">
            <text:p>-0.2</text:p>
          </table:table-cell>
          <table:table-cell table:formula="of:=ATAN([.D18])" office:value-type="float" office:value="-0.196492653589793">
            <text:p>-0.2</text:p>
          </table:table-cell>
          <table:table-cell/>
          <table:table-cell table:formula="of:=3.1415+[.E18]" office:value-type="float" office:value="2.94500734641021">
            <text:p>2.95</text:p>
          </table:table-cell>
          <table:table-cell table:number-columns-repeated="2"/>
          <table:table-cell office:value-type="string">
            <text:p>if y is between 0 and 1, and x is &gt; 0 add another pi</text:p>
          </table:table-cell>
        </table:table-row>
        <table:table-row table:style-name="ro1">
          <table:table-cell office:value-type="float" office:value="3.14144">
            <text:p>3.14</text:p>
          </table:table-cell>
          <table:table-cell table:style-name="ce2" table:formula="of:=COS([.A19])" office:value-type="float" office:value="-0.999999988348441">
            <text:p>-1</text:p>
          </table:table-cell>
          <table:table-cell table:formula="of:=SIN([.A19])" office:value-type="float" office:value="0.000152653589200122">
            <text:p>0</text:p>
          </table:table-cell>
          <table:table-cell table:formula="of:=[.C19]/[.B19]" office:value-type="float" office:value="-0.000152653590978774">
            <text:p>0</text:p>
          </table:table-cell>
          <table:table-cell table:formula="of:=ATAN([.D19])" office:value-type="float" office:value="-0.000152653589793006">
            <text:p>0</text:p>
          </table:table-cell>
          <table:table-cell/>
          <table:table-cell table:formula="of:=3.1415+[.E19]" office:value-type="float" office:value="3.14134734641021">
            <text:p>3.14</text:p>
          </table:table-cell>
          <table:table-cell table:number-columns-repeated="3"/>
        </table:table-row>
        <table:table-row table:style-name="ro1">
          <table:table-cell office:value-type="float" office:value="3.33778">
            <text:p>3.34</text:p>
          </table:table-cell>
          <table:table-cell table:style-name="ce2" table:formula="of:=COS([.A20])" office:value-type="float" office:value="-0.980816910067679">
            <text:p>-0.98</text:p>
          </table:table-cell>
          <table:table-cell table:style-name="ce3" table:formula="of:=SIN([.A20])" office:value-type="float" office:value="-0.194931241532215">
            <text:p>-0.19</text:p>
          </table:table-cell>
          <table:table-cell table:formula="of:=[.C20]/[.B20]" office:value-type="float" office:value="0.198743760972437">
            <text:p>0.2</text:p>
          </table:table-cell>
          <table:table-cell table:formula="of:=ATAN([.D20])" office:value-type="float" office:value="0.196187346410207">
            <text:p>0.2</text:p>
          </table:table-cell>
          <table:table-cell/>
          <table:table-cell table:formula="of:=3.1415+[.E20]" office:value-type="float" office:value="3.33768734641021">
            <text:p>3.34</text:p>
          </table:table-cell>
          <table:table-cell table:number-columns-repeated="3"/>
        </table:table-row>
        <table:table-row table:style-name="ro1">
          <table:table-cell office:value-type="float" office:value="3.53412">
            <text:p>3.53</text:p>
          </table:table-cell>
          <table:table-cell table:style-name="ce2" table:formula="of:=COS([.A21])" office:value-type="float" office:value="-0.923945239136638">
            <text:p>-0.92</text:p>
          </table:table-cell>
          <table:table-cell table:style-name="ce3" table:formula="of:=SIN([.A21])" office:value-type="float" office:value="-0.382524764004556">
            <text:p>-0.38</text:p>
          </table:table-cell>
          <table:table-cell table:formula="of:=[.C21]/[.B21]" office:value-type="float" office:value="0.414012376276757">
            <text:p>0.41</text:p>
          </table:table-cell>
          <table:table-cell table:formula="of:=ATAN([.D21])" office:value-type="float" office:value="0.392527346410207">
            <text:p>0.39</text:p>
          </table:table-cell>
          <table:table-cell/>
          <table:table-cell table:formula="of:=3.1415+[.E21]" office:value-type="float" office:value="3.53402734641021">
            <text:p>3.53</text:p>
          </table:table-cell>
          <table:table-cell table:number-columns-repeated="3"/>
        </table:table-row>
        <table:table-row table:style-name="ro1">
          <table:table-cell office:value-type="float" office:value="3.73046">
            <text:p>3.73</text:p>
          </table:table-cell>
          <table:table-cell table:style-name="ce2" table:formula="of:=COS([.A22])" office:value-type="float" office:value="-0.831570310266679">
            <text:p>-0.83</text:p>
          </table:table-cell>
          <table:table-cell table:style-name="ce3" table:formula="of:=SIN([.A22])" office:value-type="float" office:value="-0.555419498292038">
            <text:p>-0.56</text:p>
          </table:table-cell>
          <table:table-cell table:formula="of:=[.C22]/[.B22]" office:value-type="float" office:value="0.667916460502202">
            <text:p>0.67</text:p>
          </table:table-cell>
          <table:table-cell table:formula="of:=ATAN([.D22])" office:value-type="float" office:value="0.588867346410207">
            <text:p>0.59</text:p>
          </table:table-cell>
          <table:table-cell/>
          <table:table-cell table:formula="of:=3.1415+[.E22]" office:value-type="float" office:value="3.73036734641021">
            <text:p>3.73</text:p>
          </table:table-cell>
          <table:table-cell table:number-columns-repeated="3"/>
        </table:table-row>
        <table:table-row table:style-name="ro1">
          <table:table-cell office:value-type="float" office:value="3.9268">
            <text:p>3.93</text:p>
          </table:table-cell>
          <table:table-cell table:style-name="ce2" table:formula="of:=COS([.A23])" office:value-type="float" office:value="-0.707241696298097">
            <text:p>-0.71</text:p>
          </table:table-cell>
          <table:table-cell table:style-name="ce3" table:formula="of:=SIN([.A23])" office:value-type="float" office:value="-0.706971840328446">
            <text:p>-0.71</text:p>
          </table:table-cell>
          <table:table-cell table:formula="of:=[.C23]/[.B23]" office:value-type="float" office:value="0.999618438829239">
            <text:p>1</text:p>
          </table:table-cell>
          <table:table-cell table:formula="of:=ATAN([.D23])" office:value-type="float" office:value="0.785207346410207">
            <text:p>0.79</text:p>
          </table:table-cell>
          <table:table-cell/>
          <table:table-cell table:formula="of:=3.1415+[.E23]" office:value-type="float" office:value="3.92670734641021">
            <text:p>3.93</text:p>
          </table:table-cell>
          <table:table-cell table:number-columns-repeated="3"/>
        </table:table-row>
        <table:table-row table:style-name="ro1">
          <table:table-cell office:value-type="float" office:value="4.12314">
            <text:p>4.12</text:p>
          </table:table-cell>
          <table:table-cell table:style-name="ce2" table:formula="of:=COS([.A24])" office:value-type="float" office:value="-0.555736813320009">
            <text:p>-0.56</text:p>
          </table:table-cell>
          <table:table-cell table:style-name="ce3" table:formula="of:=SIN([.A24])" office:value-type="float" office:value="-0.831358282764369">
            <text:p>-0.83</text:p>
          </table:table-cell>
          <table:table-cell table:formula="of:=[.C24]/[.B24]" office:value-type="float" office:value="1.49595683215186">
            <text:p>1.5</text:p>
          </table:table-cell>
          <table:table-cell table:formula="of:=ATAN([.D24])" office:value-type="float" office:value="0.981547346410207">
            <text:p>0.98</text:p>
          </table:table-cell>
          <table:table-cell/>
          <table:table-cell table:formula="of:=3.1415+[.E24]" office:value-type="float" office:value="4.12304734641021">
            <text:p>4.12</text:p>
          </table:table-cell>
          <table:table-cell table:number-columns-repeated="3"/>
        </table:table-row>
        <table:table-row table:style-name="ro1">
          <table:table-cell office:value-type="float" office:value="4.31948">
            <text:p>4.32</text:p>
          </table:table-cell>
          <table:table-cell table:style-name="ce2" table:formula="of:=COS([.A25])" office:value-type="float" office:value="-0.3828773450335">
            <text:p>-0.38</text:p>
          </table:table-cell>
          <table:table-cell table:style-name="ce3" table:formula="of:=SIN([.A25])" office:value-type="float" office:value="-0.923799187410391">
            <text:p>-0.92</text:p>
          </table:table-cell>
          <table:table-cell table:formula="of:=[.C25]/[.B25]" office:value-type="float" office:value="2.41278101040311">
            <text:p>2.41</text:p>
          </table:table-cell>
          <table:table-cell table:formula="of:=ATAN([.D25])" office:value-type="float" office:value="1.17788734641021">
            <text:p>1.18</text:p>
          </table:table-cell>
          <table:table-cell/>
          <table:table-cell table:formula="of:=3.1415+[.E25]" office:value-type="float" office:value="4.31938734641021">
            <text:p>4.32</text:p>
          </table:table-cell>
          <table:table-cell table:number-columns-repeated="3"/>
        </table:table-row>
        <table:table-row table:style-name="ro1">
          <table:table-cell office:value-type="float" office:value="4.51582">
            <text:p>4.52</text:p>
          </table:table-cell>
          <table:table-cell table:style-name="ce2" table:formula="of:=COS([.A26])" office:value-type="float" office:value="-0.195305540383428">
            <text:p>-0.2</text:p>
          </table:table-cell>
          <table:table-cell table:style-name="ce3" table:formula="of:=SIN([.A26])" office:value-type="float" office:value="-0.980742446259739">
            <text:p>-0.98</text:p>
          </table:table-cell>
          <table:table-cell table:formula="of:=[.C26]/[.B26]" office:value-type="float" office:value="5.02158026000863">
            <text:p>5.02</text:p>
          </table:table-cell>
          <table:table-cell table:formula="of:=ATAN([.D26])" office:value-type="float" office:value="1.37422734641021">
            <text:p>1.37</text:p>
          </table:table-cell>
          <table:table-cell/>
          <table:table-cell table:formula="of:=3.1415+[.E26]" office:value-type="float" office:value="4.51572734641021">
            <text:p>4.52</text:p>
          </table:table-cell>
          <table:table-cell table:number-columns-repeated="3"/>
        </table:table-row>
        <table:table-row table:style-name="ro1">
          <table:table-cell office:value-type="float" office:value="4.71216">
            <text:p>4.71</text:p>
          </table:table-cell>
          <table:table-cell table:formula="of:=COS([.A27])" office:value-type="float" office:value="-0.00022898038268897">
            <text:p>0</text:p>
          </table:table-cell>
          <table:table-cell table:style-name="ce3" table:formula="of:=SIN([.A27])" office:value-type="float" office:value="-0.999999973783992">
            <text:p>-1</text:p>
          </table:table-cell>
          <table:table-cell table:formula="of:=[.C27]/[.B27]" office:value-type="float" office:value="4367.1862280985">
            <text:p>4367.19</text:p>
          </table:table-cell>
          <table:table-cell table:formula="of:=ATAN([.D27])" office:value-type="float" office:value="1.57056734641021">
            <text:p>1.57</text:p>
          </table:table-cell>
          <table:table-cell/>
          <table:table-cell table:formula="of:=3.1415+[.E27]" office:value-type="float" office:value="4.71206734641021">
            <text:p>4.71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float" office:value="4.9085">
            <text:p>4.91</text:p>
          </table:table-cell>
          <table:table-cell table:formula="of:=COS([.A28])" office:value-type="float" office:value="0.194856378353349">
            <text:p>0.19</text:p>
          </table:table-cell>
          <table:table-cell table:style-name="ce3" table:formula="of:=SIN([.A28])" office:value-type="float" office:value="-0.980831785687544">
            <text:p>-0.98</text:p>
          </table:table-cell>
          <table:table-cell table:formula="of:=[.C28]/[.B28]" office:value-type="float" office:value="-5.03361395698797">
            <text:p>-5.03</text:p>
          </table:table-cell>
          <table:table-cell table:formula="of:=ATAN([.D28])" office:value-type="float" office:value="-1.37468530717959">
            <text:p>-1.37</text:p>
          </table:table-cell>
          <table:table-cell/>
          <table:table-cell table:formula="of:=6.283+[.E28]" office:value-type="float" office:value="4.90831469282041">
            <text:p>4.91</text:p>
          </table:table-cell>
          <table:table-cell table:style-name="ce4" office:value-type="string">
            <text:p>ADD 2pi</text:p>
          </table:table-cell>
          <table:table-cell table:number-columns-repeated="2"/>
        </table:table-row>
        <table:table-row table:style-name="ro1">
          <table:table-cell office:value-type="float" office:value="5.10484">
            <text:p>5.1</text:p>
          </table:table-cell>
          <table:table-cell table:formula="of:=COS([.A29])" office:value-type="float" office:value="0.382454241111608">
            <text:p>0.38</text:p>
          </table:table-cell>
          <table:table-cell table:style-name="ce3" table:formula="of:=SIN([.A29])" office:value-type="float" office:value="-0.923974433334464">
            <text:p>-0.92</text:p>
          </table:table-cell>
          <table:table-cell table:formula="of:=[.C29]/[.B29]" office:value-type="float" office:value="-2.4159084512932">
            <text:p>-2.42</text:p>
          </table:table-cell>
          <table:table-cell table:formula="of:=ATAN([.D29])" office:value-type="float" office:value="-1.17834530717959">
            <text:p>-1.18</text:p>
          </table:table-cell>
          <table:table-cell/>
          <table:table-cell table:formula="of:=6.283+[.E29]" office:value-type="float" office:value="5.10465469282041">
            <text:p>5.1</text:p>
          </table:table-cell>
          <table:table-cell table:number-columns-repeated="3"/>
        </table:table-row>
        <table:table-row table:style-name="ro1">
          <table:table-cell office:value-type="float" office:value="5.30118">
            <text:p>5.3</text:p>
          </table:table-cell>
          <table:table-cell table:formula="of:=COS([.A30])" office:value-type="float" office:value="0.55535602557771">
            <text:p>0.56</text:p>
          </table:table-cell>
          <table:table-cell table:style-name="ce3" table:formula="of:=SIN([.A30])" office:value-type="float" office:value="-0.831612701234493">
            <text:p>-0.83</text:p>
          </table:table-cell>
          <table:table-cell table:formula="of:=[.C30]/[.B30]" office:value-type="float" office:value="-1.49744067397019">
            <text:p>-1.5</text:p>
          </table:table-cell>
          <table:table-cell table:formula="of:=ATAN([.D30])" office:value-type="float" office:value="-0.982005307179586">
            <text:p>-0.98</text:p>
          </table:table-cell>
          <table:table-cell/>
          <table:table-cell table:formula="of:=6.283+[.E30]" office:value-type="float" office:value="5.30099469282041">
            <text:p>5.3</text:p>
          </table:table-cell>
          <table:table-cell table:number-columns-repeated="3"/>
        </table:table-row>
        <table:table-row table:style-name="ro1">
          <table:table-cell office:value-type="float" office:value="5.49752">
            <text:p>5.5</text:p>
          </table:table-cell>
          <table:table-cell table:formula="of:=COS([.A31])" office:value-type="float" office:value="0.706917856777272">
            <text:p>0.71</text:p>
          </table:table-cell>
          <table:table-cell table:style-name="ce3" table:formula="of:=SIN([.A31])" office:value-type="float" office:value="-0.707295655132582">
            <text:p>-0.71</text:p>
          </table:table-cell>
          <table:table-cell table:formula="of:=[.C31]/[.B31]" office:value-type="float" office:value="-1.00053443034673">
            <text:p>-1</text:p>
          </table:table-cell>
          <table:table-cell table:formula="of:=ATAN([.D31])" office:value-type="float" office:value="-0.785665307179587">
            <text:p>-0.79</text:p>
          </table:table-cell>
          <table:table-cell/>
          <table:table-cell table:formula="of:=6.283+[.E31]" office:value-type="float" office:value="5.49733469282041">
            <text:p>5.5</text:p>
          </table:table-cell>
          <table:table-cell table:number-columns-repeated="3"/>
        </table:table-row>
        <table:table-row table:style-name="ro1">
          <table:table-cell office:value-type="float" office:value="5.69386">
            <text:p>5.69</text:p>
          </table:table-cell>
          <table:table-cell table:formula="of:=COS([.A32])" office:value-type="float" office:value="0.831315862732989">
            <text:p>0.83</text:p>
          </table:table-cell>
          <table:table-cell table:style-name="ce3" table:formula="of:=SIN([.A32])" office:value-type="float" office:value="-0.555800266614282">
            <text:p>-0.56</text:p>
          </table:table-cell>
          <table:table-cell table:formula="of:=[.C32]/[.B32]" office:value-type="float" office:value="-0.668578925929626">
            <text:p>-0.67</text:p>
          </table:table-cell>
          <table:table-cell table:formula="of:=ATAN([.D32])" office:value-type="float" office:value="-0.589325307179587">
            <text:p>-0.59</text:p>
          </table:table-cell>
          <table:table-cell/>
          <table:table-cell table:formula="of:=6.283+[.E32]" office:value-type="float" office:value="5.69367469282041">
            <text:p>5.69</text:p>
          </table:table-cell>
          <table:table-cell table:number-columns-repeated="3"/>
        </table:table-row>
        <table:table-row table:style-name="ro1">
          <table:table-cell office:value-type="float" office:value="5.8902">
            <text:p>5.89</text:p>
          </table:table-cell>
          <table:table-cell table:formula="of:=COS([.A33])" office:value-type="float" office:value="0.923769960918909">
            <text:p>0.92</text:p>
          </table:table-cell>
          <table:table-cell table:style-name="ce3" table:formula="of:=SIN([.A33])" office:value-type="float" office:value="-0.382947854549256">
            <text:p>-0.38</text:p>
          </table:table-cell>
          <table:table-cell table:formula="of:=[.C33]/[.B33]" office:value-type="float" office:value="-0.414548936153243">
            <text:p>-0.41</text:p>
          </table:table-cell>
          <table:table-cell table:formula="of:=ATAN([.D33])" office:value-type="float" office:value="-0.392985307179586">
            <text:p>-0.39</text:p>
          </table:table-cell>
          <table:table-cell/>
          <table:table-cell table:formula="of:=6.283+[.E33]" office:value-type="float" office:value="5.89001469282041">
            <text:p>5.89</text:p>
          </table:table-cell>
          <table:table-cell table:number-columns-repeated="3"/>
        </table:table-row>
        <table:table-row table:style-name="ro1">
          <table:table-cell office:value-type="float" office:value="6.08654">
            <text:p>6.09</text:p>
          </table:table-cell>
          <table:table-cell table:formula="of:=COS([.A34])" office:value-type="float" office:value="0.980727536357036">
            <text:p>0.98</text:p>
          </table:table-cell>
          <table:table-cell table:style-name="ce3" table:formula="of:=SIN([.A34])" office:value-type="float" office:value="-0.195380396741993">
            <text:p>-0.2</text:p>
          </table:table-cell>
          <table:table-cell table:formula="of:=[.C34]/[.B34]" office:value-type="float" office:value="-0.199219854137821">
            <text:p>-0.2</text:p>
          </table:table-cell>
          <table:table-cell table:formula="of:=ATAN([.D34])" office:value-type="float" office:value="-0.196645307179586">
            <text:p>-0.2</text:p>
          </table:table-cell>
          <table:table-cell/>
          <table:table-cell table:formula="of:=6.283+[.E34]" office:value-type="float" office:value="6.08635469282041">
            <text:p>6.09</text:p>
          </table:table-cell>
          <table:table-cell table:number-columns-repeated="3"/>
        </table:table-row>
        <table:table-row table:style-name="ro1">
          <table:table-cell office:value-type="float" office:value="6.28288">
            <text:p>6.28</text:p>
          </table:table-cell>
          <table:table-cell table:formula="of:=COS([.A35])" office:value-type="float" office:value="0.999999953393763">
            <text:p>1</text:p>
          </table:table-cell>
          <table:table-cell table:formula="of:=SIN([.A35])" office:value-type="float" office:value="-0.00030530717484294">
            <text:p>0</text:p>
          </table:table-cell>
          <table:table-cell table:formula="of:=[.C35]/[.B35]" office:value-type="float" office:value="-0.000305307189072159">
            <text:p>0</text:p>
          </table:table-cell>
          <table:table-cell table:formula="of:=ATAN([.D35])" office:value-type="float" office:value="-0.000305307179586012">
            <text:p>0</text:p>
          </table:table-cell>
          <table:table-cell/>
          <table:table-cell table:formula="of:=6.283+[.E35]" office:value-type="float" office:value="6.28269469282041">
            <text:p>6.28</text:p>
          </table:table-cell>
          <table:table-cell table:style-name="ce6"/>
          <table:table-cell table:number-columns-repeated="2"/>
        </table:table-row>
      </table:table>
      <table:table table:name="degree ranges to radians" table:style-name="ta1" table:print="false">
        <table:table-column table:style-name="co1" table:default-cell-style-name="Default"/>
        <table:table-column table:style-name="co1" table:default-cell-style-name="ce10"/>
        <table:table-column table:style-name="co1" table:number-columns-repeated="3" table:default-cell-style-name="Default"/>
        <table:table-row table:style-name="ro1">
          <table:table-cell office:value-type="string">
            <text:p>20 degree spin zones</text:p>
          </table:table-cell>
          <table:table-cell/>
          <table:table-cell office:value-type="string">
            <text:p>10 degree spin zones</text:p>
          </table:table-cell>
          <table:table-cell table:number-columns-repeated="2"/>
        </table:table-row>
        <table:table-row table:style-name="ro1">
          <table:table-cell office:value-type="string">
            <text:p>deg</text:p>
          </table:table-cell>
          <table:table-cell office:value-type="string">
            <text:p>rad</text:p>
          </table:table-cell>
          <table:table-cell office:value-type="string">
            <text:p>deg</text:p>
          </table:table-cell>
          <table:table-cell office:value-type="string">
            <text:p>rad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(2*PI()*[.A3]/360)" office:value-type="float" office:value="0.174532925199433">
            <text:p>0.175</text:p>
          </table:table-cell>
          <table:table-cell office:value-type="float" office:value="5">
            <text:p>5</text:p>
          </table:table-cell>
          <table:table-cell table:style-name="ce10" table:formula="of:=(2*PI()*[.C3]/360)" office:value-type="float" office:value="0.0872664625997165">
            <text:p>0.087</text:p>
          </table:table-cell>
          <table:table-cell/>
        </table:table-row>
        <table:table-row table:style-name="ro1">
          <table:table-cell table:style-name="ce8" office:value-type="float" office:value="80">
            <text:p>80</text:p>
          </table:table-cell>
          <table:table-cell table:formula="of:=(2*PI()*[.A4]/360)" office:value-type="float" office:value="1.39626340159546">
            <text:p>1.396</text:p>
          </table:table-cell>
          <table:table-cell table:style-name="ce8" office:value-type="float" office:value="85">
            <text:p>85</text:p>
          </table:table-cell>
          <table:table-cell table:style-name="ce10" table:formula="of:=(2*PI()*[.C4]/360)" office:value-type="float" office:value="1.48352986419518">
            <text:p>1.484</text:p>
          </table:table-cell>
          <table:table-cell table:formula="of:=3.14159-[.B3]" office:value-type="float" office:value="2.96705707480057">
            <text:p>2.97</text:p>
          </table:table-cell>
        </table:table-row>
        <table:table-row table:style-name="ro1">
          <table:table-cell table:style-name="ce9" office:value-type="float" office:value="90">
            <text:p>90</text:p>
          </table:table-cell>
          <table:table-cell table:formula="of:=(2*PI()*[.A5]/360)" office:value-type="float" office:value="1.5707963267949">
            <text:p>1.571</text:p>
          </table:table-cell>
          <table:table-cell table:style-name="ce9" office:value-type="float" office:value="90">
            <text:p>90</text:p>
          </table:table-cell>
          <table:table-cell table:style-name="ce10" table:formula="of:=(2*PI()*[.C5]/360)" office:value-type="float" office:value="1.5707963267949">
            <text:p>1.571</text:p>
          </table:table-cell>
          <table:table-cell table:formula="of:=3.14159-[.B3]" office:value-type="float" office:value="2.96705707480057">
            <text:p>2.9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formula="of:=(2*PI()*[.A6]/360)" office:value-type="float" office:value="2.96705972839036">
            <text:p>2.967</text:p>
          </table:table-cell>
          <table:table-cell office:value-type="float" office:value="175">
            <text:p>175</text:p>
          </table:table-cell>
          <table:table-cell table:style-name="ce10" table:formula="of:=(2*PI()*[.C6]/360)" office:value-type="float" office:value="3.05432619099008">
            <text:p>3.054</text:p>
          </table:table-cell>
          <table:table-cell/>
        </table:table-row>
        <table:table-row table:style-name="ro1">
          <table:table-cell table:style-name="ce9" office:value-type="float" office:value="180">
            <text:p>180</text:p>
          </table:table-cell>
          <table:table-cell table:formula="of:=(2*PI()*[.A7]/360)" office:value-type="float" office:value="3.14159265358979">
            <text:p>3.142</text:p>
          </table:table-cell>
          <table:table-cell table:style-name="ce9" office:value-type="float" office:value="180">
            <text:p>180</text:p>
          </table:table-cell>
          <table:table-cell table:style-name="ce10" table:formula="of:=(2*PI()*[.C7]/360)" office:value-type="float" office:value="3.14159265358979">
            <text:p>3.142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table:formula="of:=(2*PI()*[.A8]/360)" office:value-type="float" office:value="3.31612557878923">
            <text:p>3.316</text:p>
          </table:table-cell>
          <table:table-cell office:value-type="float" office:value="185">
            <text:p>185</text:p>
          </table:table-cell>
          <table:table-cell table:style-name="ce10" table:formula="of:=(2*PI()*[.C8]/360)" office:value-type="float" office:value="3.22885911618951">
            <text:p>3.229</text:p>
          </table:table-cell>
          <table:table-cell/>
        </table:table-row>
        <table:table-row table:style-name="ro1">
          <table:table-cell table:style-name="ce9" office:value-type="float" office:value="270">
            <text:p>270</text:p>
          </table:table-cell>
          <table:table-cell table:formula="of:=(2*PI()*[.A9]/360)" office:value-type="float" office:value="4.71238898038469">
            <text:p>4.712</text:p>
          </table:table-cell>
          <table:table-cell table:style-name="ce9" office:value-type="float" office:value="270">
            <text:p>270</text:p>
          </table:table-cell>
          <table:table-cell table:style-name="ce10" table:formula="of:=(2*PI()*[.C9]/360)" office:value-type="float" office:value="4.71238898038469">
            <text:p>4.712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table:formula="of:=(2*PI()*[.A10]/360)" office:value-type="float" office:value="6.10865238198015">
            <text:p>6.109</text:p>
          </table:table-cell>
          <table:table-cell office:value-type="float" office:value="355">
            <text:p>355</text:p>
          </table:table-cell>
          <table:table-cell table:style-name="ce10" table:formula="of:=(2*PI()*[.C10]/360)" office:value-type="float" office:value="6.19591884457987">
            <text:p>6.196</text:p>
          </table:table-cell>
          <table:table-cell/>
        </table:table-row>
        <table:table-row table:style-name="ro1" table:number-rows-repeated="10">
          <table:table-cell table:number-columns-repeated="5"/>
        </table:table-row>
        <table:table-row table:style-name="ro1" table:number-rows-repeated="15">
          <table:table-cell/>
          <table:table-cell table:style-name="Default"/>
          <table:table-cell table:number-columns-repeated="3"/>
        </table:table-row>
        <table:table-row table:style-name="ro1" table:number-rows-repeated="1048540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5" number:min-integer-digits="1"/>
    </number:number-style>
    <number:number-style style:name="N119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7/19/2016</text:date>, <text:time>01:1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59M20S</meta:editing-duration>
    <meta:editing-cycles>5</meta:editing-cycles>
    <meta:generator>OpenOffice.org/3.4.1$Win32 OpenOffice.org_project/341m1$Build-9593</meta:generator>
    <dc:date>2016-07-19T01:12:33.86</dc:date>
    <meta:document-statistic meta:table-count="2" meta:cell-count="247" meta:object-count="0"/>
    <meta:user-defined meta:name="Info 1"/>
    <meta:user-defined meta:name="Info 2"/>
    <meta:user-defined meta:name="Info 3"/>
    <meta:user-defined meta:name="Info 4"/>
  </office:meta>
</office:document-meta>
</file>